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34"/>
    <style:style style:name="ce3" style:family="table-cell" style:parent-style-name="Default" style:data-style-name="N13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ranium Carbid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Tungsten Carbide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Enrichment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Enrichm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Molar Mas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olar Mas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-23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W-182</text:p>
          </table:table-cell>
          <table:table-cell office:value-type="float" office:value="182" calcext:value-type="float">
            <text:p>182</text:p>
          </table:table-cell>
          <table:table-cell office:value-type="float" office:value="0.265" calcext:value-type="float">
            <text:p>0.265</text:p>
          </table:table-cell>
        </table:table-row>
        <table:table-row table:style-name="ro1">
          <table:table-cell office:value-type="string" calcext:value-type="string">
            <text:p>U-238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W-183</text:p>
          </table:table-cell>
          <table:table-cell office:value-type="float" office:value="183" calcext:value-type="float">
            <text:p>183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-184</text:p>
          </table:table-cell>
          <table:table-cell office:value-type="float" office:value="184" calcext:value-type="float">
            <text:p>184</text:p>
          </table:table-cell>
          <table:table-cell office:value-type="float" office:value="0.307" calcext:value-type="float">
            <text:p>0.30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B4]+[.B2]*[.B5]+(1-[.B2])*[.B6]" office:value-type="float" office:value="247.21" calcext:value-type="float">
            <text:p>247.21</text:p>
          </table:table-cell>
          <table:table-cell/>
          <table:table-cell office:value-type="string" calcext:value-type="string">
            <text:p>W-186</text:p>
          </table:table-cell>
          <table:table-cell office:value-type="float" office:value="186" calcext:value-type="float">
            <text:p>186</text:p>
          </table:table-cell>
          <table:table-cell office:value-type="float" office:value="0.285" calcext:value-type="float">
            <text:p>0.28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2" table:number-rows-spanned="1">
            <text:p>Mass Fractions</text:p>
          </table:table-cell>
          <table:covered-table-cell/>
          <table:table-cell/>
          <table:table-cell office:value-type="string" calcext:value-type="string">
            <text:p>Total</text:p>
          </table:table-cell>
          <table:table-cell table:formula="of:=[.E4]*[.F4]+[.E5]*[.F5]+[.E6]*[.F6]+[.E7]*[.F7]+[.E8]*[.F8]" office:value-type="float" office:value="195.897" calcext:value-type="float">
            <text:p>195.897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table:formula="of:=[.B4]/[.B8]" office:value-type="float" office:value="0.0485417256583472" calcext:value-type="float">
            <text:p>0.0485417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235</text:p>
          </table:table-cell>
          <table:table-cell table:formula="of:=[.B2]*[.B5]/[.B8]" office:value-type="float" office:value="0.884066178552648" calcext:value-type="float">
            <text:p>0.8840661786</text:p>
          </table:table-cell>
          <table:table-cell/>
          <table:table-cell table:style-name="ce1" office:value-type="string" calcext:value-type="string" table:number-columns-spanned="2" table:number-rows-spanned="1">
            <text:p>Mass Fractions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U-238</text:p>
          </table:table-cell>
          <table:table-cell table:formula="of:=(1-[.B2])*[.B6]/[.B8]" office:value-type="float" office:value="0.0673920957890052" calcext:value-type="float">
            <text:p>0.0673920958</text:p>
          </table:table-cell>
          <table:table-cell/>
          <table:table-cell office:value-type="string" calcext:value-type="string">
            <text:p>C</text:p>
          </table:table-cell>
          <table:table-cell table:formula="of:=[.E4]*[.F4]/[.$E$10]" office:value-type="float" office:value="0.0612566808067505" calcext:value-type="float">
            <text:p>0.061256680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-182</text:p>
          </table:table-cell>
          <table:table-cell table:formula="of:=[.E5]*[.F5]/[.$E$10]" office:value-type="float" office:value="0.246200809609131" calcext:value-type="float">
            <text:p>0.2462008096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1:.B13])" office:value-type="float" office:value="1" calcext:value-type="float">
            <text:p>1</text:p>
          </table:table-cell>
          <table:table-cell/>
          <table:table-cell office:value-type="string" calcext:value-type="string">
            <text:p>W-183</text:p>
          </table:table-cell>
          <table:table-cell table:formula="of:=[.E6]*[.F6]/[.$E$10]" office:value-type="float" office:value="0.133585506669321" calcext:value-type="float">
            <text:p>0.133585506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-184</text:p>
          </table:table-cell>
          <table:table-cell table:formula="of:=[.E7]*[.F7]/[.$E$10]" office:value-type="float" office:value="0.288355615450977" calcext:value-type="float">
            <text:p>0.288355615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-186</text:p>
          </table:table-cell>
          <table:table-cell table:formula="of:=[.E8]*[.F8]/[.$E$10]" office:value-type="float" office:value="0.27060138746382" calcext:value-type="float">
            <text:p>0.2706013875</text:p>
          </table:table-cell>
          <table:table-cell/>
        </table:table-row>
        <table:table-row table:style-name="ro1">
          <table:table-cell office:value-type="string" calcext:value-type="string">
            <text:p>Hydroge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SUM([.E13:.E17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8.3145" calcext:value-type="float">
            <text:p>8.3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/V</text:p>
          </table:table-cell>
          <table:table-cell table:formula="of:=[.B23]/[.B21]/[.B22]" office:value-type="float" office:value="0.000144326177160382" calcext:value-type="float">
            <text:p>0.0001443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 – density</text:p>
          </table:table-cell>
          <table:table-cell table:formula="of:=[.B24]*1.008" office:value-type="float" office:value="0.000145480786577666" calcext:value-type="float">
            <text:p>0.0001454808</text:p>
          </table:table-cell>
          <table:table-cell office:value-type="string" calcext:value-type="string">
            <text:p>g/c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-density</text:p>
          </table:table-cell>
          <table:table-cell table:formula="of:=0.25*13.69" office:value-type="float" office:value="3.4225" calcext:value-type="float">
            <text:p>3.42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uel mi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formula="of:=[.B26]*[.B11]" office:value-type="float" office:value="0.166134056065693" calcext:value-type="float">
            <text:p>0.16613405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235</text:p>
          </table:table-cell>
          <table:table-cell table:formula="of:=[.B26]*[.B12]" office:value-type="float" office:value="3.02571649609644" calcext:value-type="float">
            <text:p>3.02571649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238</text:p>
          </table:table-cell>
          <table:table-cell table:formula="of:=[.B26]*[.B13]" office:value-type="float" office:value="0.23064944783787" calcext:value-type="float">
            <text:p>0.23064944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table:formula="of:=[.B25]" office:value-type="float" office:value="0.000145480786577666" calcext:value-type="float">
            <text:p>0.00014548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dens</text:p>
          </table:table-cell>
          <table:table-cell table:formula="of:=SUM([.B29:.B32])" office:value-type="float" office:value="3.42264548078658" calcext:value-type="float">
            <text:p>3.4226454808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a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</text:p>
          </table:table-cell>
          <table:table-cell table:formula="of:=[.B29]/[.$B$33]" office:value-type="float" office:value="0.0485396623747058" calcext:value-type="float">
            <text:p>0.0485396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235</text:p>
          </table:table-cell>
          <table:table-cell table:style-name="ce2" table:formula="of:=[.B30]/[.$B$33]" office:value-type="float" office:value="0.88402860099933" calcext:value-type="float">
            <text:p>0.8840286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238</text:p>
          </table:table-cell>
          <table:table-cell table:formula="of:=[.B31]/[.$B$33]" office:value-type="float" office:value="0.0673892312635499" calcext:value-type="float">
            <text:p>0.06738923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</text:p>
          </table:table-cell>
          <table:table-cell table:style-name="ce3" table:formula="of:=[.B32]/[.$B$33]" office:value-type="float" office:value="0.0000425053624146407" calcext:value-type="float">
            <text:p>0.000042505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23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24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5">
      <number:number number:decimal-places="1" loext:min-decimal-places="1" number:min-integer-digits="1" number:grouping="true"/>
    </number:number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4" loext:min-decimal-places="4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7" loext:min-decimal-places="7" number:min-integer-digits="1" number:grouping="true"/>
    </number:number-style>
    <number:number-style style:name="N131">
      <number:number number:decimal-places="8" loext:min-decimal-places="8" number:min-integer-digits="1" number:grouping="true"/>
    </number:number-style>
    <number:number-style style:name="N132">
      <number:number number:decimal-places="9" loext:min-decimal-places="9" number:min-integer-digits="1" number:grouping="true"/>
    </number:number-style>
    <number:number-style style:name="N133">
      <number:number number:decimal-places="10" loext:min-decimal-places="10" number:min-integer-digits="1" number:grouping="true"/>
    </number:number-style>
    <number:number-style style:name="N134">
      <number:number number:decimal-places="10" loext:min-decimal-places="10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/00/0000</text:date>, <text:time style:data-style-name="N2" text:time-value="11:22:33.5951552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09:50:15.149048698</meta:creation-date>
    <dc:date>2017-11-29T12:24:25.241757830</dc:date>
    <meta:editing-duration>P1DT5H45M12S</meta:editing-duration>
    <meta:editing-cycles>2</meta:editing-cycles>
    <meta:generator>LibreOffice/5.1.6.2$Linux_X86_64 LibreOffice_project/10m0$Build-2</meta:generator>
    <meta:document-statistic meta:table-count="1" meta:cell-count="90" meta:object-count="0"/>
  </office:meta>
</office:document-meta>
</file>